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2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6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2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85">
            <text:p>9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6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2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1320">
            <text:p>13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00000000000000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7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1815">
            <text:p>18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2335">
            <text:p>23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8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2785">
            <text:p>27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3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3370">
            <text:p>33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6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8366</text:p>
          </table:table-cell>
          <table:table-cell table:style-name="ACE-0" office:value-type="float" office:value="-68.832999999999998">
            <text:p>−68.833</text:p>
          </table:table-cell>
          <table:table-cell table:style-name="ACE-0" office:value-type="float" office:value="77.927000000000007">
            <text:p>77.927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BergEtal2010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3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6770">
            <text:p>67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00000000000000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1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5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7210">
            <text:p>7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5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7265">
            <text:p>72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1399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00000000000000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1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0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0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6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lk ma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7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020">
            <text:p>9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transition sediment</text:p>
          </table:table-cell>
          <table:table-cell table:style-name="ACE-0" office:value-type="string">
            <text:p>mixed,terrestrial_sh,74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125">
            <text:p>91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6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marine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9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8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lacustrine sedimen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951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macrofossil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7748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macrofossil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BergEtal2010b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7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0880">
            <text:p>108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305739</text:p>
          </table:table-cell>
          <table:table-cell table:style-name="ACE-0" office:value-type="float" office:value="-68.825000000000003">
            <text:p>−68.825</text:p>
          </table:table-cell>
          <table:table-cell table:style-name="ACE-0" office:value-type="float" office:value="77.772999999999996">
            <text:p>77.773</text:p>
          </table:table-cell>
          <table:table-cell table:style-name="ACE-0" office:value-type="float" office:value="10880">
            <text:p>10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lacustrine sediment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string">
            <text:p>IshiwaEtal2021,Hodgson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2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00000000000000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4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29550">
            <text:p>295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2094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30500">
            <text:p>305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8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4840">
            <text:p>3484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OL1397</text:p>
          </table:table-cell>
          <table:table-cell table:style-name="ACE-0" office:value-type="float" office:value="-68.811000000000007">
            <text:p>−68.811</text:p>
          </table:table-cell>
          <table:table-cell table:style-name="ACE-0" office:value-type="float" office:value="77.867999999999995">
            <text:p>77.868</text:p>
          </table:table-cell>
          <table:table-cell table:style-name="ACE-0" office:value-type="float" office:value="36400">
            <text:p>36400</text:p>
          </table:table-cell>
          <table:table-cell table:style-name="ACE-0" office:value-type="float" office:value="780">
            <text:p>780</text:p>
          </table:table-cell>
          <table:table-cell table:style-name="ACE-0" office:value-type="string">
            <text:p>humins</text:p>
          </table:table-cell>
          <table:table-cell table:style-name="ACE-0" office:value-type="string">
            <text:p>terrestrial_sh</text:p>
          </table:table-cell>
          <table:table-cell table:number-columns-repeated="2" table:style-name="ACE-0"/>
          <table:table-cell table:style-name="ACE-0" office:value-type="float" office:value="1">
            <text:p>1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2.3000000000000003">
            <text:p>2.3</text:p>
          </table:table-cell>
          <table:table-cell table:style-name="ACE-3" office:value-type="float" office:value="2.3000000000000003">
            <text:p>2.3</text:p>
          </table:table-cell>
          <table:table-cell table:style-name="ACE-0" office:value-type="string">
            <text:p>IshiwaEtal2021,BergEtal201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3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7130">
            <text:p>3713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38780">
            <text:p>3878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4078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0860">
            <text:p>4086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free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5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2200">
            <text:p>422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auer_Group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35024</text:p>
          </table:table-cell>
          <table:table-cell table:style-name="ACE-0" office:value-type="float" office:value="-68.801000000000002">
            <text:p>−68.801</text:p>
          </table:table-cell>
          <table:table-cell table:style-name="ACE-0" office:value-type="float" office:value="77.890000000000001">
            <text:p>77.89</text:p>
          </table:table-cell>
          <table:table-cell table:style-name="ACE-0" office:value-type="float" office:value="45360">
            <text:p>4536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humic acid of bulk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2.4000000000000004">
            <text:p>2.4</text:p>
          </table:table-cell>
          <table:table-cell table:style-name="ACE-3" office:value-type="float" office:value="2.4000000000000004">
            <text:p>2.4</text:p>
          </table:table-cell>
          <table:table-cell table:style-name="ACE-0" office:value-type="string">
            <text:p>IshiwaEtal2021,BergEtal2010b</text:p>
          </table:table-cell>
          <table:table-cell table:number-columns-repeated="240" table:style-name="ACE-0"/>
        </table:table-row>
        <table:table-row table:style-name="AROW-1" table:number-rows-repeated="10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33">
          <gnm:selection gnm:start-col="0" gnm:start-row="33" gnm:end-col="15" gnm:end-row="4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2:13:4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